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9in"/>
    </style:style>
    <style:style style:name="co2" style:family="table-column">
      <style:table-column-properties fo:break-before="auto" style:column-width="1.6516in"/>
    </style:style>
    <style:style style:name="co3" style:family="table-column">
      <style:table-column-properties fo:break-before="auto" style:column-width="1.4681in"/>
    </style:style>
    <style:style style:name="co4" style:family="table-column">
      <style:table-column-properties fo:break-before="auto" style:column-width="1.4035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mobilenet10-20opt_4.2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a Size</text:p>
          </table:table-cell>
          <table:table-cell office:value-type="string" calcext:value-type="string">
            <text:p>4.2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</text:p>
          </table:table-cell>
          <table:table-cell table:style-name="ce1" office:value-type="string" calcext:value-type="string">
            <text:p>5/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ssion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itial_comms_mean</text:p>
          </table:table-cell>
          <table:table-cell office:value-type="string" calcext:value-type="string">
            <text:p>initial_comms_stdev</text:p>
          </table:table-cell>
          <table:table-cell office:value-type="string" calcext:value-type="string">
            <text:p>inital_comms_median</text:p>
          </table:table-cell>
          <table:table-cell table:number-columns-repeated="10"/>
        </table:table-row>
        <table:table-row table:style-name="ro1">
          <table:table-cell office:value-type="float" office:value="33048.2" calcext:value-type="float">
            <text:p>33048.2</text:p>
          </table:table-cell>
          <table:table-cell office:value-type="float" office:value="12645.7697946784" calcext:value-type="float">
            <text:p>12645.7697946784</text:p>
          </table:table-cell>
          <table:table-cell office:value-type="float" office:value="27924.0000000001" calcext:value-type="float">
            <text:p>27924.0000000001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ssion: 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</text:p>
          </table:table-cell>
          <table:table-cell table:style-name="ce1" office:value-type="string" calcext:value-type="string">
            <text:p>5/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_host_submission_mean</text:p>
          </table:table-cell>
          <table:table-cell office:value-type="string" calcext:value-type="string">
            <text:p>first_tpu_comms_mean</text:p>
          </table:table-cell>
          <table:table-cell office:value-type="string" calcext:value-type="string">
            <text:p>first_tpu_return_mean</text:p>
          </table:table-cell>
          <table:table-cell office:value-type="string" calcext:value-type="string">
            <text:p>first_inference_mean</text:p>
          </table:table-cell>
          <table:table-cell office:value-type="string" calcext:value-type="string">
            <text:p>first_total_mean</text:p>
          </table:table-cell>
          <table:table-cell table:number-columns-repeated="8"/>
        </table:table-row>
        <table:table-row table:style-name="ro1">
          <table:table-cell office:value-type="float" office:value="2573.59999999993" calcext:value-type="float">
            <text:p>2573.59999999993</text:p>
          </table:table-cell>
          <table:table-cell office:value-type="float" office:value="1996.59999999997" calcext:value-type="float">
            <text:p>1996.59999999997</text:p>
          </table:table-cell>
          <table:table-cell office:value-type="float" office:value="1074.20000000009" calcext:value-type="float">
            <text:p>1074.20000000009</text:p>
          </table:table-cell>
          <table:table-cell office:value-type="float" office:value="1996.59999999997" calcext:value-type="float">
            <text:p>1996.59999999997</text:p>
          </table:table-cell>
          <table:table-cell office:value-type="float" office:value="5644.39999999999" calcext:value-type="float">
            <text:p>5644.39999999999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rst_host_submission_std</text:p>
          </table:table-cell>
          <table:table-cell office:value-type="string" calcext:value-type="string">
            <text:p>first_tpu_comms_std</text:p>
          </table:table-cell>
          <table:table-cell office:value-type="string" calcext:value-type="string">
            <text:p>first_tpu_return_std</text:p>
          </table:table-cell>
          <table:table-cell office:value-type="string" calcext:value-type="string">
            <text:p>first_inference_std</text:p>
          </table:table-cell>
          <table:table-cell office:value-type="string" calcext:value-type="string">
            <text:p>first_total_std</text:p>
          </table:table-cell>
          <table:table-cell table:number-columns-repeated="8"/>
        </table:table-row>
        <table:table-row table:style-name="ro1">
          <table:table-cell office:value-type="float" office:value="27.0425590504623" calcext:value-type="float">
            <text:p>27.0425590504623</text:p>
          </table:table-cell>
          <table:table-cell office:value-type="float" office:value="28.8062493220124" calcext:value-type="float">
            <text:p>28.8062493220124</text:p>
          </table:table-cell>
          <table:table-cell office:value-type="float" office:value="11.3885907821398" calcext:value-type="float">
            <text:p>11.3885907821398</text:p>
          </table:table-cell>
          <table:table-cell office:value-type="float" office:value="28.8062493220124" calcext:value-type="float">
            <text:p>28.8062493220124</text:p>
          </table:table-cell>
          <table:table-cell office:value-type="float" office:value="31.253799769013" calcext:value-type="float">
            <text:p>31.253799769013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rst_host_submission_med</text:p>
          </table:table-cell>
          <table:table-cell office:value-type="string" calcext:value-type="string">
            <text:p>first_tpu_comms_med</text:p>
          </table:table-cell>
          <table:table-cell office:value-type="string" calcext:value-type="string">
            <text:p>first_tpu_return_med</text:p>
          </table:table-cell>
          <table:table-cell office:value-type="string" calcext:value-type="string">
            <text:p>first_inference_med</text:p>
          </table:table-cell>
          <table:table-cell office:value-type="string" calcext:value-type="string">
            <text:p>first_total_med</text:p>
          </table:table-cell>
          <table:table-cell table:number-columns-repeated="8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991.99999999999" calcext:value-type="float">
            <text:p>1991.99999999999</text:p>
          </table:table-cell>
          <table:table-cell office:value-type="float" office:value="1081.00000000011" calcext:value-type="float">
            <text:p>1081.00000000011</text:p>
          </table:table-cell>
          <table:table-cell office:value-type="float" office:value="1991.99999999999" calcext:value-type="float">
            <text:p>1991.99999999999</text:p>
          </table:table-cell>
          <table:table-cell office:value-type="float" office:value="5651.99999999999" calcext:value-type="float">
            <text:p>5651.99999999999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ost_submission_mean</text:p>
          </table:table-cell>
          <table:table-cell office:value-type="string" calcext:value-type="string">
            <text:p>tpu_comms_mean</text:p>
          </table:table-cell>
          <table:table-cell office:value-type="string" calcext:value-type="string">
            <text:p>tpu_return_mean</text:p>
          </table:table-cell>
          <table:table-cell office:value-type="string" calcext:value-type="string">
            <text:p>inference_mean</text:p>
          </table:table-cell>
          <table:table-cell office:value-type="string" calcext:value-type="string">
            <text:p>total_mean</text:p>
          </table:table-cell>
          <table:table-cell table:number-columns-repeated="2"/>
          <table:table-cell office:value-type="string" calcext:value-type="string">
            <text:p>Processes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itialization</text:p>
          </table:table-cell>
        </table:table-row>
        <table:table-row table:style-name="ro1">
          <table:table-cell office:value-type="float" office:value="61.6000000000394" calcext:value-type="float">
            <text:p>61.6000000000394</text:p>
          </table:table-cell>
          <table:table-cell office:value-type="float" office:value="1427.79999999991" calcext:value-type="float">
            <text:p>1427.79999999991</text:p>
          </table:table-cell>
          <table:table-cell office:value-type="float" office:value="1070.40000000001" calcext:value-type="float">
            <text:p>1070.40000000001</text:p>
          </table:table-cell>
          <table:table-cell office:value-type="float" office:value="1427.79999999991" calcext:value-type="float">
            <text:p>1427.79999999991</text:p>
          </table:table-cell>
          <table:table-cell office:value-type="float" office:value="2559.79999999996" calcext:value-type="float">
            <text:p>2559.79999999996</text:p>
          </table:table-cell>
          <table:table-cell table:number-columns-repeated="2"/>
          <table:table-cell office:value-type="string" calcext:value-type="string">
            <text:p>Initialization</text:p>
          </table:table-cell>
          <table:table-cell office:value-type="float" office:value="95.5374999999981" calcext:value-type="float">
            <text:p>95.5374999999981</text:p>
          </table:table-cell>
          <table:table-cell office:value-type="float" office:value="62.4625000000018" calcext:value-type="float">
            <text:p>62.4625000000018</text:p>
          </table:table-cell>
          <table:table-cell office:value-type="float" office:value="11.0749999999965" calcext:value-type="float">
            <text:p>11.0749999999965</text:p>
          </table:table-cell>
          <table:table-cell office:value-type="float" office:value="169.074999999996" calcext:value-type="float">
            <text:p>169.074999999996</text:p>
          </table:table-cell>
          <table:table-cell office:value-type="float" office:value="33048.2" calcext:value-type="float">
            <text:p>33048.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ession (1)</text:p>
          </table:table-cell>
          <table:table-cell office:value-type="float" office:value="61.6000000000394" calcext:value-type="float">
            <text:p>61.6000000000394</text:p>
          </table:table-cell>
          <table:table-cell office:value-type="float" office:value="1427.79999999991" calcext:value-type="float">
            <text:p>1427.79999999991</text:p>
          </table:table-cell>
          <table:table-cell office:value-type="float" office:value="1070.40000000001" calcext:value-type="float">
            <text:p>1070.40000000001</text:p>
          </table:table-cell>
          <table:table-cell office:value-type="float" office:value="2559.79999999996" calcext:value-type="float">
            <text:p>2559.79999999996</text:p>
          </table:table-cell>
          <table:table-cell office:value-type="float" office:value="3356.09999999997" calcext:value-type="float">
            <text:p>3356.09999999997</text:p>
          </table:table-cell>
        </table:table-row>
        <table:table-row table:style-name="ro1">
          <table:table-cell office:value-type="string" calcext:value-type="string">
            <text:p>host_submission_stdev</text:p>
          </table:table-cell>
          <table:table-cell office:value-type="string" calcext:value-type="string">
            <text:p>tpu_comms_stdev</text:p>
          </table:table-cell>
          <table:table-cell office:value-type="string" calcext:value-type="string">
            <text:p>tpu_return_stdev</text:p>
          </table:table-cell>
          <table:table-cell office:value-type="string" calcext:value-type="string">
            <text:p>inference_stdev</text:p>
          </table:table-cell>
          <table:table-cell office:value-type="string" calcext:value-type="string">
            <text:p>total_stdev</text:p>
          </table:table-cell>
          <table:table-cell table:number-columns-repeated="2"/>
          <table:table-cell office:value-type="string" calcext:value-type="string">
            <text:p>Python (First)</text:p>
          </table:table-cell>
          <table:table-cell table:number-columns-repeated="3"/>
          <table:table-cell office:value-type="float" office:value="44451.9977999789" calcext:value-type="float">
            <text:p>44451.9977999789</text:p>
          </table:table-cell>
          <table:table-cell/>
        </table:table-row>
        <table:table-row table:style-name="ro1">
          <table:table-cell office:value-type="float" office:value="7.86129760276691" calcext:value-type="float">
            <text:p>7.86129760276691</text:p>
          </table:table-cell>
          <table:table-cell office:value-type="float" office:value="23.7107570525522" calcext:value-type="float">
            <text:p>23.7107570525522</text:p>
          </table:table-cell>
          <table:table-cell office:value-type="float" office:value="15.5016128192832" calcext:value-type="float">
            <text:p>15.5016128192832</text:p>
          </table:table-cell>
          <table:table-cell office:value-type="float" office:value="23.7107570525522" calcext:value-type="float">
            <text:p>23.7107570525522</text:p>
          </table:table-cell>
          <table:table-cell office:value-type="float" office:value="15.0565600320895" calcext:value-type="float">
            <text:p>15.0565600320895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table:number-columns-repeated="3"/>
          <table:table-cell office:value-type="float" office:value="34622.4480000274" calcext:value-type="float">
            <text:p>34622.448000027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ession (1)</text:p>
          </table:table-cell>
          <table:table-cell office:value-type="float" office:value="189.600000000079" calcext:value-type="float">
            <text:p>189.600000000079</text:p>
          </table:table-cell>
          <table:table-cell office:value-type="float" office:value="1639.60000000003" calcext:value-type="float">
            <text:p>1639.60000000003</text:p>
          </table:table-cell>
          <table:table-cell office:value-type="float" office:value="871.600000000061" calcext:value-type="float">
            <text:p>871.600000000061</text:p>
          </table:table-cell>
          <table:table-cell office:value-type="float" office:value="2467.80000000011" calcext:value-type="float">
            <text:p>2467.80000000011</text:p>
          </table:table-cell>
          <table:table-cell/>
        </table:table-row>
        <table:table-row table:style-name="ro1">
          <table:table-cell office:value-type="string" calcext:value-type="string">
            <text:p>host_submission_med</text:p>
          </table:table-cell>
          <table:table-cell office:value-type="string" calcext:value-type="string">
            <text:p>tpu_comms_med</text:p>
          </table:table-cell>
          <table:table-cell office:value-type="string" calcext:value-type="string">
            <text:p>tpu_return_med</text:p>
          </table:table-cell>
          <table:table-cell office:value-type="string" calcext:value-type="string">
            <text:p>inference_med</text:p>
          </table:table-cell>
          <table:table-cell office:value-type="string" calcext:value-type="string">
            <text:p>total_med</text:p>
          </table:table-cell>
          <table:table-cell table:number-columns-repeated="2"/>
          <table:table-cell office:value-type="string" calcext:value-type="string">
            <text:p>Session (2)</text:p>
          </table:table-cell>
          <table:table-cell office:value-type="float" office:value="2448.40000000002" calcext:value-type="float">
            <text:p>2448.40000000002</text:p>
          </table:table-cell>
          <table:table-cell office:value-type="float" office:value="2345.80000000004" calcext:value-type="float">
            <text:p>2345.80000000004</text:p>
          </table:table-cell>
          <table:table-cell office:value-type="float" office:value="437.400000000054" calcext:value-type="float">
            <text:p>437.400000000054</text:p>
          </table:table-cell>
          <table:table-cell office:value-type="float" office:value="5115.10000000008" calcext:value-type="float">
            <text:p>5115.10000000008</text:p>
          </table:table-cell>
          <table:table-cell/>
        </table:table-row>
        <table:table-row table:style-name="ro1">
          <table:table-cell office:value-type="float" office:value="62.9999999999242" calcext:value-type="float">
            <text:p>62.9999999999242</text:p>
          </table:table-cell>
          <table:table-cell office:value-type="float" office:value="1417.9999999997" calcext:value-type="float">
            <text:p>1417.9999999997</text:p>
          </table:table-cell>
          <table:table-cell office:value-type="float" office:value="1079.99999999997" calcext:value-type="float">
            <text:p>1079.99999999997</text:p>
          </table:table-cell>
          <table:table-cell office:value-type="float" office:value="1417.9999999997" calcext:value-type="float">
            <text:p>1417.9999999997</text:p>
          </table:table-cell>
          <table:table-cell office:value-type="float" office:value="2565.00000000015" calcext:value-type="float">
            <text:p>2565.00000000015</text:p>
          </table:table-cell>
          <table:table-cell table:number-columns-repeated="2"/>
          <table:table-cell office:value-type="string" calcext:value-type="string">
            <text:p>Python (First)</text:p>
          </table:table-cell>
          <table:table-cell table:number-columns-repeated="3"/>
          <table:table-cell office:value-type="float" office:value="40622.0193999616" calcext:value-type="float">
            <text:p>40622.019399961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ython</text:p>
          </table:table-cell>
          <table:table-cell table:number-columns-repeated="3"/>
          <table:table-cell office:value-type="float" office:value="30156.1976000812" calcext:value-type="float">
            <text:p>30156.1976000812</text:p>
          </table:table-cell>
          <table:table-cell/>
        </table:table-row>
        <table:table-row table:style-name="ro1">
          <table:table-cell office:value-type="string" calcext:value-type="string">
            <text:p>host_data_perc</text:p>
          </table:table-cell>
          <table:table-cell office:value-type="string" calcext:value-type="string">
            <text:p>tpu_comms_perc</text:p>
          </table:table-cell>
          <table:table-cell office:value-type="string" calcext:value-type="string">
            <text:p>tpu_data_perc</text:p>
          </table:table-cell>
          <table:table-cell office:value-type="string" calcext:value-type="string">
            <text:p>inference_perc</text:p>
          </table:table-cell>
          <table:table-cell office:value-type="string" calcext:value-type="string">
            <text:p>total_perc</text:p>
          </table:table-cell>
          <table:table-cell table:number-columns-repeated="8"/>
        </table:table-row>
        <table:table-row table:style-name="ro1">
          <table:table-cell office:value-type="float" office:value="2.40643800297056" calcext:value-type="float">
            <text:p>2.40643800297056</text:p>
          </table:table-cell>
          <table:table-cell office:value-type="float" office:value="55.7777951402429" calcext:value-type="float">
            <text:p>55.7777951402429</text:p>
          </table:table-cell>
          <table:table-cell office:value-type="float" office:value="41.8157668567866" calcext:value-type="float">
            <text:p>41.8157668567866</text:p>
          </table:table-cell>
          <table:table-cell office:value-type="float" office:value="55.7777951402429" calcext:value-type="float">
            <text:p>55.7777951402429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rst_e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0"/>
        </table:table-row>
        <table:table-row table:style-name="ro1">
          <table:table-cell office:value-type="float" office:value="44451.9977999789" calcext:value-type="float">
            <text:p>44451.9977999789</text:p>
          </table:table-cell>
          <table:table-cell office:value-type="float" office:value="9380.55347829996" calcext:value-type="float">
            <text:p>9380.55347829996</text:p>
          </table:table-cell>
          <table:table-cell office:value-type="float" office:value="41936.6339999669" calcext:value-type="float">
            <text:p>41936.6339999669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0"/>
        </table:table-row>
        <table:table-row table:style-name="ro1">
          <table:table-cell office:value-type="float" office:value="34622.4480000274" calcext:value-type="float">
            <text:p>34622.4480000274</text:p>
          </table:table-cell>
          <table:table-cell office:value-type="float" office:value="3838.11749237401" calcext:value-type="float">
            <text:p>3838.11749237401</text:p>
          </table:table-cell>
          <table:table-cell office:value-type="float" office:value="32219.2890000679" calcext:value-type="float">
            <text:p>32219.289000067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6T21:42:25.326006373</dc:date>
    <meta:editing-duration>PT11H1M4S</meta:editing-duration>
    <meta:editing-cycles>1</meta:editing-cycles>
    <meta:document-statistic meta:table-count="1" meta:cell-count="137" meta:object-count="0"/>
    <meta:generator>LibreOffice/7.0.5.2$Linux_X86_64 LibreOffice_project/00$Build-2</meta:generator>
  </office:meta>
</office:document-meta>
</file>